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1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38.75pt" style:use-optimal-column-width="false"/>
    </style:style>
    <style:style style:name="ACOL-2" style:family="table-column">
      <style:table-column-properties style:column-width="96pt" style:use-optimal-column-width="false"/>
    </style:style>
    <style:style style:name="ACOL-3" style:family="table-column">
      <style:table-column-properties style:column-width="147pt" style:use-optimal-column-width="true"/>
    </style:style>
    <style:style style:name="ACOL-4" style:family="table-column">
      <style:table-column-properties style:column-width="123.75pt" style:use-optimal-column-width="true"/>
    </style:style>
    <style:style style:name="ACOL-5" style:family="table-column"/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wfred_rev5.csv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0"/>
        <table:table-column table:style-name="ACOL-3"/>
        <table:table-column table:style-name="ACOL-0"/>
        <table:table-column table:style-name="ACOL-4"/>
        <table:table-column table:default-cell-style-name="ACE-1" table:style-name="ACOL-0"/>
        <table:table-column table:default-cell-style-name="ACE-2" table:style-name="ACOL-0"/>
        <table:table-column table:style-name="ACOL-0" table:number-columns-repeated="248"/>
        <table:table-row table:style-name="AROW-0">
          <table:table-cell table:style-name="Gnumeric-default" office:value-type="string">
            <text:p>Designator</text:p>
          </table:table-cell>
          <table:table-cell table:style-name="Gnumeric-default" office:value-type="string">
            <text:p>Package</text:p>
          </table:table-cell>
          <table:table-cell table:style-name="Gnumeric-default" office:value-type="string">
            <text:p>Quantity</text:p>
          </table:table-cell>
          <table:table-cell table:style-name="Gnumeric-default" office:value-type="string">
            <text:p>Designation</text:p>
          </table:table-cell>
          <table:table-cell table:style-name="Gnumeric-default" office:value-type="string">
            <text:p>Supplier</text:p>
          </table:table-cell>
          <table:table-cell table:style-name="Gnumeric-default" office:value-type="string">
            <text:p>ID</text:p>
          </table:table-cell>
          <table:table-cell table:style-name="ACE-1" office:value-type="string">
            <text:p>Price</text:p>
          </table:table-cell>
          <table:table-cell table:style-name="ACE-2" office:value-type="string">
            <text:p>Total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SW315</text:p>
          </table:table-cell>
          <table:table-cell table:style-name="Gnumeric-default" office:value-type="string">
            <text:p>SW_SPST_PTS64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F7</text:p>
          </table:table-cell>
          <table:table-cell table:style-name="Gnumeric-default" office:value-type="string">
            <text:p>Mouser</text:p>
          </table:table-cell>
          <table:table-cell table:style-name="Gnumeric-default" office:value-type="string">
            <text:p>113-DTSM-65K-V-B</text:p>
          </table:table-cell>
          <table:table-cell table:style-name="ACE-1" table:formula="of:=0.26600000000000001*1.1899999999999999" office:value-type="float" office:value="0.31653999999999999">
            <text:p>0.317 </text:p>
          </table:table-cell>
          <table:table-cell table:style-name="ACE-2" table:formula="of:=ROUND([.G2]*[.C2];2)" office:value-type="float" office:value="0.32000000000000001">
            <text:p>0.32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RV301</text:p>
          </table:table-cell>
          <table:table-cell table:style-name="Gnumeric-default" office:value-type="string">
            <text:p>P160KNPD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10k lin P160KNPD-4FC20B10K</text:p>
          </table:table-cell>
          <table:table-cell table:style-name="Gnumeric-default" office:value-type="string">
            <text:p>Mouser</text:p>
          </table:table-cell>
          <table:table-cell table:style-name="Gnumeric-default" office:value-type="string">
            <text:p>858-P160KNP4FC20B10K</text:p>
          </table:table-cell>
          <table:table-cell table:style-name="ACE-1" table:formula="of:=0.629*1.1899999999999999" office:value-type="float" office:value="0.74851000000000001">
            <text:p>0.749 </text:p>
          </table:table-cell>
          <table:table-cell table:style-name="ACE-2" table:formula="of:=ROUND([.G3]*[.C3];2)" office:value-type="float" office:value="0.75">
            <text:p>0.75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U401</text:p>
          </table:table-cell>
          <table:table-cell table:style-name="Gnumeric-default" office:value-type="string">
            <text:p>ESP-12E_SMD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ESP-12E</text:p>
          </table:table-cell>
          <table:table-cell table:style-name="Gnumeric-default" office:value-type="string">
            <text:p>Elecrow</text:p>
          </table:table-cell>
          <table:table-cell table:style-name="Gnumeric-default" office:value-type="string">
            <text:p>ESP-12F</text:p>
          </table:table-cell>
          <table:table-cell table:style-name="ACE-1" table:formula="of:=4*1.1899999999999999" office:value-type="float" office:value="4.7599999999999998">
            <text:p>4.760 </text:p>
          </table:table-cell>
          <table:table-cell table:style-name="ACE-2" table:formula="of:=ROUND([.G4]*[.C4];2)" office:value-type="float" office:value="4.7599999999999998">
            <text:p>4.76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P401</text:p>
          </table:table-cell>
          <table:table-cell table:style-name="Gnumeric-default" office:value-type="string">
            <text:p>Pin_Header_Straight_1x02_Pitch2.54mm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ESP_BOOTLOAD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SL 1X40G 2,54 (1/20)</text:p>
          </table:table-cell>
          <table:table-cell table:style-name="ACE-1" office:value-type="float" office:value="0.01">
            <text:p>0.010 </text:p>
          </table:table-cell>
          <table:table-cell table:style-name="ACE-2" table:formula="of:=ROUND([.G5]*[.C5];2)" office:value-type="float" office:value="0.01">
            <text:p>0.01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K401</text:p>
          </table:table-cell>
          <table:table-cell table:style-name="Gnumeric-default" office:value-type="string">
            <text:p>Pin_Header_Straight_1x03_Pitch2.54mm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UART_ESP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SL 1X40G 2,54 (1/10)</text:p>
          </table:table-cell>
          <table:table-cell table:style-name="ACE-1" office:value-type="float" office:value="0.02">
            <text:p>0.020 </text:p>
          </table:table-cell>
          <table:table-cell table:style-name="ACE-2" table:formula="of:=ROUND([.G6]*[.C6];2)" office:value-type="float" office:value="0.02">
            <text:p>0.02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K402</text:p>
          </table:table-cell>
          <table:table-cell table:style-name="Gnumeric-default" office:value-type="string">
            <text:p>Pin_Header_Straight_1x03_Pitch2.54mm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UART_AVR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SL 1X40G 2,54 (1/10)</text:p>
          </table:table-cell>
          <table:table-cell table:style-name="ACE-1" office:value-type="float" office:value="0.02">
            <text:p>0.020 </text:p>
          </table:table-cell>
          <table:table-cell table:style-name="ACE-2" table:formula="of:=ROUND([.G7]*[.C7];2)" office:value-type="float" office:value="0.02">
            <text:p>0.02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C402,C301</text:p>
          </table:table-cell>
          <table:table-cell table:style-name="Gnumeric-default" office:value-type="string">
            <text:p>C_0805_HandSoldering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22u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X5R-G0805 22/6</text:p>
          </table:table-cell>
          <table:table-cell table:style-name="ACE-1" office:value-type="float" office:value="0.14999999999999999">
            <text:p>0.150 </text:p>
          </table:table-cell>
          <table:table-cell table:style-name="ACE-2" table:formula="of:=ROUND([.G8]*[.C8];2)" office:value-type="float" office:value="0.29999999999999999">
            <text:p>0.30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X201</text:p>
          </table:table-cell>
          <table:table-cell table:style-name="Gnumeric-default" office:value-type="string">
            <text:p>Crystal_SMD_TXC_7M-4pin_3.2x2.5mm_HandSoldering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14.7456MHz</text:p>
          </table:table-cell>
          <table:table-cell table:style-name="Gnumeric-default" office:value-type="string">
            <text:p>Mouser</text:p>
          </table:table-cell>
          <table:table-cell table:style-name="Gnumeric-default" office:value-type="string">
            <text:p>449-LFXTAL036338CUTT</text:p>
          </table:table-cell>
          <table:table-cell table:style-name="ACE-1" table:formula="of:=0.51500000000000001*1.1899999999999999" office:value-type="float" office:value="0.61285000000000001">
            <text:p>0.613 </text:p>
          </table:table-cell>
          <table:table-cell table:style-name="ACE-2" table:formula="of:=ROUND([.G9]*[.C9];2)" office:value-type="float" office:value="0.60999999999999999">
            <text:p>0.61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D303</text:p>
          </table:table-cell>
          <table:table-cell table:style-name="Gnumeric-default" office:value-type="string">
            <text:p>LED_D3.0mm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REVERSE - green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LED 3MM GN</text:p>
          </table:table-cell>
          <table:table-cell table:style-name="ACE-1" office:value-type="float" office:value="0.070000000000000007">
            <text:p>0.070 </text:p>
          </table:table-cell>
          <table:table-cell table:style-name="ACE-2" table:formula="of:=ROUND([.G10]*[.C10];2)" office:value-type="float" office:value="0.070000000000000007">
            <text:p>0.07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D302</text:p>
          </table:table-cell>
          <table:table-cell table:style-name="Gnumeric-default" office:value-type="string">
            <text:p>LED_D3.0mm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FORWARD - green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LED 3MM GN</text:p>
          </table:table-cell>
          <table:table-cell table:style-name="ACE-1" office:value-type="float" office:value="0.070000000000000007">
            <text:p>0.070 </text:p>
          </table:table-cell>
          <table:table-cell table:style-name="ACE-2" table:formula="of:=ROUND([.G11]*[.C11];2)" office:value-type="float" office:value="0.070000000000000007">
            <text:p>0.07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D301</text:p>
          </table:table-cell>
          <table:table-cell table:style-name="Gnumeric-default" office:value-type="string">
            <text:p>LED_D3.0mm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STOP - red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LED 3MM RT</text:p>
          </table:table-cell>
          <table:table-cell table:style-name="ACE-1" office:value-type="float" office:value="0.070000000000000007">
            <text:p>0.070 </text:p>
          </table:table-cell>
          <table:table-cell table:style-name="ACE-2" table:formula="of:=ROUND([.G12]*[.C12];2)" office:value-type="float" office:value="0.070000000000000007">
            <text:p>0.07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R405,R404,R403,R201</text:p>
          </table:table-cell>
          <table:table-cell table:style-name="Gnumeric-default" office:value-type="string">
            <text:p>C_0805_HandSoldering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string">
            <text:p>10k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SMD-0805 10,0K</text:p>
          </table:table-cell>
          <table:table-cell table:style-name="ACE-1" office:value-type="float" office:value="0.014999999999999999">
            <text:p>0.015 </text:p>
          </table:table-cell>
          <table:table-cell table:style-name="ACE-2" table:formula="of:=ROUND([.G13]*[.C13];2)" office:value-type="float" office:value="0.059999999999999998">
            <text:p>0.06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R304,R303,R302</text:p>
          </table:table-cell>
          <table:table-cell table:style-name="Gnumeric-default" office:value-type="string">
            <text:p>C_0805_HandSoldering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470R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SMD-0805 470</text:p>
          </table:table-cell>
          <table:table-cell table:style-name="ACE-1" office:value-type="float" office:value="0.014999999999999999">
            <text:p>0.015 </text:p>
          </table:table-cell>
          <table:table-cell table:style-name="ACE-2" table:formula="of:=ROUND([.G14]*[.C14];2)" office:value-type="float" office:value="0.050000000000000003">
            <text:p>0.05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R301</text:p>
          </table:table-cell>
          <table:table-cell table:style-name="Gnumeric-default" office:value-type="string">
            <text:p>C_0805_HandSoldering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4k7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SMD-0805 4,70K</text:p>
          </table:table-cell>
          <table:table-cell table:style-name="ACE-1" office:value-type="float" office:value="0.14999999999999999">
            <text:p>0.150 </text:p>
          </table:table-cell>
          <table:table-cell table:style-name="ACE-2" table:formula="of:=ROUND([.G15]*[.C15];2)" office:value-type="float" office:value="0.14999999999999999">
            <text:p>0.15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C401,C203,C202,C201,C207</text:p>
          </table:table-cell>
          <table:table-cell table:style-name="Gnumeric-default" office:value-type="string">
            <text:p>C_0805_HandSoldering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string">
            <text:p>100n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KEM X7R0805 100N</text:p>
          </table:table-cell>
          <table:table-cell table:style-name="ACE-1" office:value-type="float" office:value="0.040000000000000001">
            <text:p>0.040 </text:p>
          </table:table-cell>
          <table:table-cell table:style-name="ACE-2" table:formula="of:=ROUND([.G16]*[.C16];2)" office:value-type="float" office:value="0.20000000000000001">
            <text:p>0.20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C206,C205</text:p>
          </table:table-cell>
          <table:table-cell table:style-name="Gnumeric-default" office:value-type="string">
            <text:p>C_0805_HandSoldering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22p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NPO-G0805 22P</text:p>
          </table:table-cell>
          <table:table-cell table:style-name="ACE-1" office:value-type="float" office:value="0.02">
            <text:p>0.020 </text:p>
          </table:table-cell>
          <table:table-cell table:style-name="ACE-2" table:formula="of:=ROUND([.G17]*[.C17];2)" office:value-type="float" office:value="0.040000000000000001">
            <text:p>0.04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C105,C103</text:p>
          </table:table-cell>
          <table:table-cell table:style-name="Gnumeric-default" office:value-type="string">
            <text:p>C_0805_HandSoldering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1u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X7R-G0805 1,0/25</text:p>
          </table:table-cell>
          <table:table-cell table:style-name="ACE-1" office:value-type="float" office:value="0.070000000000000007">
            <text:p>0.070 </text:p>
          </table:table-cell>
          <table:table-cell table:style-name="ACE-2" table:formula="of:=ROUND([.G18]*[.C18];2)" office:value-type="float" office:value="0.14000000000000001">
            <text:p>0.14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C102,C101</text:p>
          </table:table-cell>
          <table:table-cell table:style-name="Gnumeric-default" office:value-type="string">
            <text:p>C_0805_HandSoldering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4u7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X5R-G0805 4,7</text:p>
          </table:table-cell>
          <table:table-cell table:style-name="ACE-1" office:value-type="float" office:value="0.059999999999999998">
            <text:p>0.060 </text:p>
          </table:table-cell>
          <table:table-cell table:style-name="ACE-2" table:formula="of:=ROUND([.G19]*[.C19];2)" office:value-type="float" office:value="0.12">
            <text:p>0.12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SW304</text:p>
          </table:table-cell>
          <table:table-cell table:style-name="Gnumeric-default" office:value-type="string">
            <text:p>OS102011MS2Q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LOCO4</text:p>
          </table:table-cell>
          <table:table-cell table:style-name="Gnumeric-default" office:value-type="string">
            <text:p>Mouser</text:p>
          </table:table-cell>
          <table:table-cell table:style-name="Gnumeric-default" office:value-type="string">
            <text:p>611-OS102011MS2QN1</text:p>
          </table:table-cell>
          <table:table-cell table:style-name="ACE-1" table:formula="of:=0.34100000000000003*1.1899999999999999" office:value-type="float" office:value="0.40579000000000004">
            <text:p>0.406 </text:p>
          </table:table-cell>
          <table:table-cell table:style-name="ACE-2" table:formula="of:=ROUND([.G20]*[.C20];2)" office:value-type="float" office:value="0.40999999999999998">
            <text:p>0.41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SW303</text:p>
          </table:table-cell>
          <table:table-cell table:style-name="Gnumeric-default" office:value-type="string">
            <text:p>OS102011MS2Q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LOCO3</text:p>
          </table:table-cell>
          <table:table-cell table:style-name="Gnumeric-default" office:value-type="string">
            <text:p>Mouser</text:p>
          </table:table-cell>
          <table:table-cell table:style-name="Gnumeric-default" office:value-type="string">
            <text:p>611-OS102011MS2QN1</text:p>
          </table:table-cell>
          <table:table-cell table:style-name="ACE-1" table:formula="of:=0.34100000000000003*1.1899999999999999" office:value-type="float" office:value="0.40579000000000004">
            <text:p>0.406 </text:p>
          </table:table-cell>
          <table:table-cell table:style-name="ACE-2" table:formula="of:=ROUND([.G21]*[.C21];2)" office:value-type="float" office:value="0.40999999999999998">
            <text:p>0.41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SW302</text:p>
          </table:table-cell>
          <table:table-cell table:style-name="Gnumeric-default" office:value-type="string">
            <text:p>OS102011MS2Q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LOCO2</text:p>
          </table:table-cell>
          <table:table-cell table:style-name="Gnumeric-default" office:value-type="string">
            <text:p>Mouser</text:p>
          </table:table-cell>
          <table:table-cell table:style-name="Gnumeric-default" office:value-type="string">
            <text:p>611-OS102011MS2QN1</text:p>
          </table:table-cell>
          <table:table-cell table:style-name="ACE-1" table:formula="of:=0.34100000000000003*1.1899999999999999" office:value-type="float" office:value="0.40579000000000004">
            <text:p>0.406 </text:p>
          </table:table-cell>
          <table:table-cell table:style-name="ACE-2" table:formula="of:=ROUND([.G22]*[.C22];2)" office:value-type="float" office:value="0.40999999999999998">
            <text:p>0.41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SW301</text:p>
          </table:table-cell>
          <table:table-cell table:style-name="Gnumeric-default" office:value-type="string">
            <text:p>OS102011MS2Q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LOCO1</text:p>
          </table:table-cell>
          <table:table-cell table:style-name="Gnumeric-default" office:value-type="string">
            <text:p>Mouser</text:p>
          </table:table-cell>
          <table:table-cell table:style-name="Gnumeric-default" office:value-type="string">
            <text:p>611-OS102011MS2QN1</text:p>
          </table:table-cell>
          <table:table-cell table:style-name="ACE-1" table:formula="of:=0.34100000000000003*1.1899999999999999" office:value-type="float" office:value="0.40579000000000004">
            <text:p>0.406 </text:p>
          </table:table-cell>
          <table:table-cell table:style-name="ACE-2" table:formula="of:=ROUND([.G23]*[.C23];2)" office:value-type="float" office:value="0.40999999999999998">
            <text:p>0.41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SW313</text:p>
          </table:table-cell>
          <table:table-cell table:style-name="Gnumeric-default" office:value-type="string">
            <text:p>100SP1T1B1M1QEH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DIRECTION</text:p>
          </table:table-cell>
          <table:table-cell table:style-name="Gnumeric-default" office:value-type="string">
            <text:p>Mouser</text:p>
          </table:table-cell>
          <table:table-cell table:style-name="Gnumeric-default" office:value-type="string">
            <text:p>612-100-A1111</text:p>
          </table:table-cell>
          <table:table-cell table:style-name="ACE-1" table:formula="of:=2.1299999999999999*1.1899999999999999" office:value-type="float" office:value="2.5347">
            <text:p>2.535 </text:p>
          </table:table-cell>
          <table:table-cell table:style-name="ACE-2" table:formula="of:=ROUND([.G24]*[.C24];2)" office:value-type="float" office:value="2.5299999999999998">
            <text:p>2.53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CON101</text:p>
          </table:table-cell>
          <table:table-cell table:style-name="Gnumeric-default" office:value-type="string">
            <text:p>USB_Micro-B_Molex-105017-000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USB-MICRO-B</text:p>
          </table:table-cell>
          <table:table-cell table:style-name="Gnumeric-default" office:value-type="string">
            <text:p>Mouser</text:p>
          </table:table-cell>
          <table:table-cell table:style-name="Gnumeric-default" office:value-type="string">
            <text:p>538-105017-0001</text:p>
          </table:table-cell>
          <table:table-cell table:style-name="ACE-1" table:formula="of:=0.68100000000000005*1.1899999999999999" office:value-type="float" office:value="0.81039000000000005">
            <text:p>0.810 </text:p>
          </table:table-cell>
          <table:table-cell table:style-name="ACE-2" table:formula="of:=ROUND([.G25]*[.C25];2)" office:value-type="float" office:value="0.81000000000000005">
            <text:p>0.81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D101</text:p>
          </table:table-cell>
          <table:table-cell table:style-name="Gnumeric-default" office:value-type="string">
            <text:p>LED_D3.0mm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LED - red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LED 3MM RT</text:p>
          </table:table-cell>
          <table:table-cell table:style-name="ACE-1" office:value-type="float" office:value="0.070000000000000007">
            <text:p>0.070 </text:p>
          </table:table-cell>
          <table:table-cell table:style-name="ACE-2" table:formula="of:=ROUND([.G26]*[.C26];2)" office:value-type="float" office:value="0.070000000000000007">
            <text:p>0.07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D102</text:p>
          </table:table-cell>
          <table:table-cell table:style-name="Gnumeric-default" office:value-type="string">
            <text:p>LED_D3.0mm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LED - green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LED 3MM GN</text:p>
          </table:table-cell>
          <table:table-cell table:style-name="ACE-1" office:value-type="float" office:value="0.070000000000000007">
            <text:p>0.070 </text:p>
          </table:table-cell>
          <table:table-cell table:style-name="ACE-2" table:formula="of:=ROUND([.G27]*[.C27];2)" office:value-type="float" office:value="0.070000000000000007">
            <text:p>0.07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IC101</text:p>
          </table:table-cell>
          <table:table-cell table:style-name="Gnumeric-default" office:value-type="string">
            <text:p>SOT95P270X145-5N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MCP73831T-2ACI_OT</text:p>
          </table:table-cell>
          <table:table-cell table:style-name="Gnumeric-default" office:value-type="string">
            <text:p>Mouser</text:p>
          </table:table-cell>
          <table:table-cell table:style-name="Gnumeric-default" office:value-type="string">
            <text:p>579-MCP73831T-2ACIOT</text:p>
          </table:table-cell>
          <table:table-cell table:style-name="ACE-1" table:formula="of:=0.498*1.1899999999999999" office:value-type="float" office:value="0.59261999999999992">
            <text:p>0.593 </text:p>
          </table:table-cell>
          <table:table-cell table:style-name="ACE-2" table:formula="of:=ROUND([.G28]*[.C28];2)" office:value-type="float" office:value="0.58999999999999997">
            <text:p>0.59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IC102</text:p>
          </table:table-cell>
          <table:table-cell table:style-name="Gnumeric-default" office:value-type="string">
            <text:p>SOT95P275X110-5N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NCV8161BSN300T1G</text:p>
          </table:table-cell>
          <table:table-cell table:style-name="Gnumeric-default" office:value-type="string">
            <text:p>Mouser</text:p>
          </table:table-cell>
          <table:table-cell table:style-name="Gnumeric-default" office:value-type="string">
            <text:p>863-NCV8161BSN300T1G</text:p>
          </table:table-cell>
          <table:table-cell table:style-name="ACE-1" table:formula="of:=0.48899999999999999*1.1899999999999999" office:value-type="float" office:value="0.58190999999999993">
            <text:p>0.582 </text:p>
          </table:table-cell>
          <table:table-cell table:style-name="ACE-2" table:formula="of:=ROUND([.G29]*[.C29];2)" office:value-type="float" office:value="0.57999999999999996">
            <text:p>0.58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P101</text:p>
          </table:table-cell>
          <table:table-cell table:style-name="Gnumeric-default" office:value-type="string">
            <text:p>Pin_Header_Angled_1x02_Pitch2.54mm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BATT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1X40W 2,54 (1/20)</text:p>
          </table:table-cell>
          <table:table-cell table:style-name="ACE-1" office:value-type="float" office:value="0.010999999999999999">
            <text:p>0.011 </text:p>
          </table:table-cell>
          <table:table-cell table:style-name="ACE-2" table:formula="of:=ROUND([.G30]*[.C30];2)" office:value-type="float" office:value="0.01">
            <text:p>0.01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R101,R102</text:p>
          </table:table-cell>
          <table:table-cell table:style-name="Gnumeric-default" office:value-type="string">
            <text:p>C_0805_HandSoldering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680R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SMD-0805 680</text:p>
          </table:table-cell>
          <table:table-cell table:style-name="ACE-1" office:value-type="float" office:value="0.014999999999999999">
            <text:p>0.015 </text:p>
          </table:table-cell>
          <table:table-cell table:style-name="ACE-2" table:formula="of:=ROUND([.G31]*[.C31];2)" office:value-type="float" office:value="0.029999999999999999">
            <text:p>0.03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R103</text:p>
          </table:table-cell>
          <table:table-cell table:style-name="Gnumeric-default" office:value-type="string">
            <text:p>C_0805_HandSoldering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2k2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SMD-0805 2,20K</text:p>
          </table:table-cell>
          <table:table-cell table:style-name="ACE-1" office:value-type="float" office:value="0.014999999999999999">
            <text:p>0.015 </text:p>
          </table:table-cell>
          <table:table-cell table:style-name="ACE-2" table:formula="of:=ROUND([.G32]*[.C32];2)" office:value-type="float" office:value="0.02">
            <text:p>0.02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P201</text:p>
          </table:table-cell>
          <table:table-cell table:style-name="Gnumeric-default" office:value-type="string">
            <text:p>Pin_Header_Straight_2x03_Pitch2.54mm_SMD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ISP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2X40G SMD2,54 (1/10)</text:p>
          </table:table-cell>
          <table:table-cell table:style-name="ACE-1" office:value-type="float" office:value="0.17000000000000001">
            <text:p>0.170 </text:p>
          </table:table-cell>
          <table:table-cell table:style-name="ACE-2" table:formula="of:=ROUND([.G33]*[.C33];2)" office:value-type="float" office:value="0.17000000000000001">
            <text:p>0.17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R204</text:p>
          </table:table-cell>
          <table:table-cell table:style-name="Gnumeric-default" office:value-type="string">
            <text:p>C_0805_HandSoldering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220R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SMD-0805 220</text:p>
          </table:table-cell>
          <table:table-cell table:style-name="ACE-1" office:value-type="float" office:value="0.014999999999999999">
            <text:p>0.015 </text:p>
          </table:table-cell>
          <table:table-cell table:style-name="ACE-2" table:formula="of:=ROUND([.G34]*[.C34];2)" office:value-type="float" office:value="0.02">
            <text:p>0.02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IC201</text:p>
          </table:table-cell>
          <table:table-cell table:style-name="Gnumeric-default" office:value-type="string">
            <text:p>TQFP-32_7x7mm_Pitch0.8mm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ATMEGA328P-A</text:p>
          </table:table-cell>
          <table:table-cell table:style-name="Gnumeric-default" office:value-type="string">
            <text:p>Mouser</text:p>
          </table:table-cell>
          <table:table-cell table:style-name="Gnumeric-default" office:value-type="string">
            <text:p>556-ATMEGA328P-AU</text:p>
          </table:table-cell>
          <table:table-cell table:style-name="ACE-1" table:formula="of:=1.8100000000000001*1.1899999999999999" office:value-type="float" office:value="2.1539000000000001">
            <text:p>2.154 </text:p>
          </table:table-cell>
          <table:table-cell table:style-name="ACE-2" table:formula="of:=ROUND([.G35]*[.C35];2)" office:value-type="float" office:value="2.1499999999999999">
            <text:p>2.15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SW305</text:p>
          </table:table-cell>
          <table:table-cell table:style-name="Gnumeric-default" office:value-type="string">
            <text:p>SW_SPST_PTS64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F0</text:p>
          </table:table-cell>
          <table:table-cell table:style-name="Gnumeric-default" office:value-type="string">
            <text:p>Mouser</text:p>
          </table:table-cell>
          <table:table-cell table:style-name="Gnumeric-default" office:value-type="string">
            <text:p>113-DTSM-65K-V-B</text:p>
          </table:table-cell>
          <table:table-cell table:style-name="ACE-1" table:formula="of:=0.26600000000000001*1.1899999999999999" office:value-type="float" office:value="0.31653999999999999">
            <text:p>0.317 </text:p>
          </table:table-cell>
          <table:table-cell table:style-name="ACE-2" table:formula="of:=ROUND([.G36]*[.C36];2)" office:value-type="float" office:value="0.32000000000000001">
            <text:p>0.32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SW306</text:p>
          </table:table-cell>
          <table:table-cell table:style-name="Gnumeric-default" office:value-type="string">
            <text:p>SW_SPST_PTS64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F1</text:p>
          </table:table-cell>
          <table:table-cell table:style-name="Gnumeric-default" office:value-type="string">
            <text:p>Mouser</text:p>
          </table:table-cell>
          <table:table-cell table:style-name="Gnumeric-default" office:value-type="string">
            <text:p>113-DTSM-65K-V-B</text:p>
          </table:table-cell>
          <table:table-cell table:style-name="ACE-1" table:formula="of:=0.26600000000000001*1.1899999999999999" office:value-type="float" office:value="0.31653999999999999">
            <text:p>0.317 </text:p>
          </table:table-cell>
          <table:table-cell table:style-name="ACE-2" table:formula="of:=ROUND([.G37]*[.C37];2)" office:value-type="float" office:value="0.32000000000000001">
            <text:p>0.32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SW307</text:p>
          </table:table-cell>
          <table:table-cell table:style-name="Gnumeric-default" office:value-type="string">
            <text:p>SW_SPST_PTS64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F2</text:p>
          </table:table-cell>
          <table:table-cell table:style-name="Gnumeric-default" office:value-type="string">
            <text:p>Mouser</text:p>
          </table:table-cell>
          <table:table-cell table:style-name="Gnumeric-default" office:value-type="string">
            <text:p>113-DTSM-65K-V-B</text:p>
          </table:table-cell>
          <table:table-cell table:style-name="ACE-1" table:formula="of:=0.26600000000000001*1.1899999999999999" office:value-type="float" office:value="0.31653999999999999">
            <text:p>0.317 </text:p>
          </table:table-cell>
          <table:table-cell table:style-name="ACE-2" table:formula="of:=ROUND([.G38]*[.C38];2)" office:value-type="float" office:value="0.32000000000000001">
            <text:p>0.32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SW308</text:p>
          </table:table-cell>
          <table:table-cell table:style-name="Gnumeric-default" office:value-type="string">
            <text:p>SW_SPST_PTS64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F3</text:p>
          </table:table-cell>
          <table:table-cell table:style-name="Gnumeric-default" office:value-type="string">
            <text:p>Mouser</text:p>
          </table:table-cell>
          <table:table-cell table:style-name="Gnumeric-default" office:value-type="string">
            <text:p>113-DTSM-65K-V-B</text:p>
          </table:table-cell>
          <table:table-cell table:style-name="ACE-1" table:formula="of:=0.26600000000000001*1.1899999999999999" office:value-type="float" office:value="0.31653999999999999">
            <text:p>0.317 </text:p>
          </table:table-cell>
          <table:table-cell table:style-name="ACE-2" table:formula="of:=ROUND([.G39]*[.C39];2)" office:value-type="float" office:value="0.32000000000000001">
            <text:p>0.32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SW309</text:p>
          </table:table-cell>
          <table:table-cell table:style-name="Gnumeric-default" office:value-type="string">
            <text:p>SW_SPST_PTS64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F4</text:p>
          </table:table-cell>
          <table:table-cell table:style-name="Gnumeric-default" office:value-type="string">
            <text:p>Mouser</text:p>
          </table:table-cell>
          <table:table-cell table:style-name="Gnumeric-default" office:value-type="string">
            <text:p>113-DTSM-65K-V-B</text:p>
          </table:table-cell>
          <table:table-cell table:style-name="ACE-1" table:formula="of:=0.26600000000000001*1.1899999999999999" office:value-type="float" office:value="0.31653999999999999">
            <text:p>0.317 </text:p>
          </table:table-cell>
          <table:table-cell table:style-name="ACE-2" table:formula="of:=ROUND([.G40]*[.C40];2)" office:value-type="float" office:value="0.32000000000000001">
            <text:p>0.32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SW310</text:p>
          </table:table-cell>
          <table:table-cell table:style-name="Gnumeric-default" office:value-type="string">
            <text:p>SW_SPST_PTS64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F5</text:p>
          </table:table-cell>
          <table:table-cell table:style-name="Gnumeric-default" office:value-type="string">
            <text:p>Mouser</text:p>
          </table:table-cell>
          <table:table-cell table:style-name="Gnumeric-default" office:value-type="string">
            <text:p>113-DTSM-65K-V-B</text:p>
          </table:table-cell>
          <table:table-cell table:style-name="ACE-1" table:formula="of:=0.26600000000000001*1.1899999999999999" office:value-type="float" office:value="0.31653999999999999">
            <text:p>0.317 </text:p>
          </table:table-cell>
          <table:table-cell table:style-name="ACE-2" table:formula="of:=ROUND([.G41]*[.C41];2)" office:value-type="float" office:value="0.32000000000000001">
            <text:p>0.32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SW311</text:p>
          </table:table-cell>
          <table:table-cell table:style-name="Gnumeric-default" office:value-type="string">
            <text:p>SW_SPST_PTS64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SHIFT</text:p>
          </table:table-cell>
          <table:table-cell table:style-name="Gnumeric-default" office:value-type="string">
            <text:p>Mouser</text:p>
          </table:table-cell>
          <table:table-cell table:style-name="Gnumeric-default" office:value-type="string">
            <text:p>113-DTSM65YVB</text:p>
          </table:table-cell>
          <table:table-cell table:style-name="ACE-1" table:formula="of:=0.28799999999999998*1.1899999999999999" office:value-type="float" office:value="0.34271999999999997">
            <text:p>0.343 </text:p>
          </table:table-cell>
          <table:table-cell table:style-name="ACE-2" table:formula="of:=ROUND([.G42]*[.C42];2)" office:value-type="float" office:value="0.34000000000000002">
            <text:p>0.34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SW312</text:p>
          </table:table-cell>
          <table:table-cell table:style-name="Gnumeric-default" office:value-type="string">
            <text:p>SW_SPST_PTS64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ESTOP</text:p>
          </table:table-cell>
          <table:table-cell table:style-name="Gnumeric-default" office:value-type="string">
            <text:p>Mouser</text:p>
          </table:table-cell>
          <table:table-cell table:style-name="Gnumeric-default" office:value-type="string">
            <text:p>113-DTSM65RVB</text:p>
          </table:table-cell>
          <table:table-cell table:style-name="ACE-1" table:formula="of:=0.27900000000000003*1.1899999999999999" office:value-type="float" office:value="0.33201000000000003">
            <text:p>0.332 </text:p>
          </table:table-cell>
          <table:table-cell table:style-name="ACE-2" table:formula="of:=ROUND([.G43]*[.C43];2)" office:value-type="float" office:value="0.33000000000000002">
            <text:p>0.33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SW314</text:p>
          </table:table-cell>
          <table:table-cell table:style-name="Gnumeric-default" office:value-type="string">
            <text:p>SW_SPST_PTS64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F6</text:p>
          </table:table-cell>
          <table:table-cell table:style-name="Gnumeric-default" office:value-type="string">
            <text:p>Mouser</text:p>
          </table:table-cell>
          <table:table-cell table:style-name="Gnumeric-default" office:value-type="string">
            <text:p>113-DTSM-65K-V-B</text:p>
          </table:table-cell>
          <table:table-cell table:style-name="ACE-1" table:formula="of:=0.26600000000000001*1.1899999999999999" office:value-type="float" office:value="0.31653999999999999">
            <text:p>0.317 </text:p>
          </table:table-cell>
          <table:table-cell table:style-name="ACE-2" table:formula="of:=ROUND([.G44]*[.C44];2)" office:value-type="float" office:value="0.32000000000000001">
            <text:p>0.32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SW316</text:p>
          </table:table-cell>
          <table:table-cell table:style-name="Gnumeric-default" office:value-type="string">
            <text:p>SW_SPST_PTS64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F8</text:p>
          </table:table-cell>
          <table:table-cell table:style-name="Gnumeric-default" office:value-type="string">
            <text:p>Mouser</text:p>
          </table:table-cell>
          <table:table-cell table:style-name="Gnumeric-default" office:value-type="string">
            <text:p>113-DTSM-65K-V-B</text:p>
          </table:table-cell>
          <table:table-cell table:style-name="ACE-1" table:formula="of:=0.26600000000000001*1.1899999999999999" office:value-type="float" office:value="0.31653999999999999">
            <text:p>0.317 </text:p>
          </table:table-cell>
          <table:table-cell table:style-name="ACE-2" table:formula="of:=ROUND([.G45]*[.C45];2)" office:value-type="float" office:value="0.32000000000000001">
            <text:p>0.32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C403</text:p>
          </table:table-cell>
          <table:table-cell table:style-name="Gnumeric-default" office:value-type="string">
            <text:p>C_0805_HandSoldering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100u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X5R-G0805 100/6</text:p>
          </table:table-cell>
          <table:table-cell table:style-name="ACE-1" office:value-type="float" office:value="0.25">
            <text:p>0.250 </text:p>
          </table:table-cell>
          <table:table-cell table:style-name="ACE-2" table:formula="of:=ROUND([.G46]*[.C46];2)" office:value-type="float" office:value="0.25">
            <text:p>0.25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K1</text:p>
          </table:table-cell>
          <table:table-cell table:style-name="Gnumeric-default" office:value-type="string">
            <text:p>Potentiometer Knob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21mm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KNOPF 21-6 AL</text:p>
          </table:table-cell>
          <table:table-cell table:style-name="ACE-1" office:value-type="float" office:value="2.2000000000000002">
            <text:p>2.200 </text:p>
          </table:table-cell>
          <table:table-cell table:style-name="ACE-2" table:formula="of:=ROUND([.G47]*[.C47];2)" office:value-type="float" office:value="2.2000000000000002">
            <text:p>2.20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D303,D302,D301,D101,D102</text:p>
          </table:table-cell>
          <table:table-cell table:style-name="Gnumeric-default" office:value-type="string">
            <text:p>LED Spacer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string">
            <text:p>3mm</text:p>
          </table:table-cell>
          <table:table-cell table:style-name="Gnumeric-default" office:value-type="string">
            <text:p>Mouser</text:p>
          </table:table-cell>
          <table:table-cell table:style-name="Gnumeric-default" office:value-type="string">
            <text:p>749-ELM-7-3MM</text:p>
          </table:table-cell>
          <table:table-cell table:style-name="ACE-1" table:formula="of:=0.044999999999999998*1.1899999999999999" office:value-type="float" office:value="0.053549999999999993">
            <text:p>0.054 </text:p>
          </table:table-cell>
          <table:table-cell table:style-name="ACE-2" table:formula="of:=ROUND([.G48]*[.C48];2)" office:value-type="float" office:value="0.27000000000000002">
            <text:p>0.27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H1</text:p>
          </table:table-cell>
          <table:table-cell table:style-name="Gnumeric-default" office:value-type="string">
            <text:p>Housing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Strapubox 2090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SP 2090 SW</text:p>
          </table:table-cell>
          <table:table-cell table:style-name="ACE-1" office:value-type="float" office:value="2.2999999999999998">
            <text:p>2.300 </text:p>
          </table:table-cell>
          <table:table-cell table:style-name="ACE-2" table:formula="of:=ROUND([.G49]*[.C49];2)" office:value-type="float" office:value="2.2999999999999998">
            <text:p>2.30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J1,J2</text:p>
          </table:table-cell>
          <table:table-cell table:style-name="Gnumeric-default" office:value-type="string">
            <text:p>Jumper</text:p>
          </table:table-cell>
          <table:table-cell table:style-name="Gnumeric-default" office:value-type="float" office:value="2">
            <text:p>2</text:p>
          </table:table-cell>
          <table:table-cell table:style-name="Gnumeric-default"/>
          <table:table-cell table:style-name="Gnumeric-default" office:value-type="string">
            <text:p>Reichelt</text:p>
          </table:table-cell>
          <table:table-cell table:style-name="Gnumeric-default" office:value-type="string">
            <text:p>JUMPER 2,54 SW</text:p>
          </table:table-cell>
          <table:table-cell table:style-name="ACE-1" office:value-type="float" office:value="0.01">
            <text:p>0.010 </text:p>
          </table:table-cell>
          <table:table-cell table:style-name="ACE-2" table:formula="of:=ROUND([.G50]*[.C50];2)" office:value-type="float" office:value="0.02">
            <text:p>0.02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B1</text:p>
          </table:table-cell>
          <table:table-cell table:style-name="Gnumeric-default" office:value-type="string">
            <text:p>Battery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Lithium battery 1700mAh</text:p>
          </table:table-cell>
          <table:table-cell table:style-name="Gnumeric-default" office:value-type="string">
            <text:p>TME</text:p>
          </table:table-cell>
          <table:table-cell table:style-name="Gnumeric-default" office:value-type="string">
            <text:p>ACCU-LP103058/CL</text:p>
          </table:table-cell>
          <table:table-cell table:style-name="ACE-1" office:value-type="float" office:value="12.1">
            <text:p>12.100 </text:p>
          </table:table-cell>
          <table:table-cell table:style-name="ACE-2" table:formula="of:=ROUND([.G51]*[.C51];2)" office:value-type="float" office:value="12.1">
            <text:p>12.10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P1</text:p>
          </table:table-cell>
          <table:table-cell table:style-name="Gnumeric-default" office:value-type="string">
            <text:p>PCB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124mm x 35mm x 1.6mm</text:p>
          </table:table-cell>
          <table:table-cell table:style-name="Gnumeric-default" office:value-type="string">
            <text:p>Elecrow</text:p>
          </table:table-cell>
          <table:table-cell table:style-name="Gnumeric-default" office:value-type="string">
            <text:p>PCB Service</text:p>
          </table:table-cell>
          <table:table-cell table:style-name="ACE-1" table:formula="of:=1.5*1.1899999999999999" office:value-type="float" office:value="1.7849999999999999">
            <text:p>1.785 </text:p>
          </table:table-cell>
          <table:table-cell table:style-name="ACE-2" table:formula="of:=ROUND([.G52]*[.C52];2)" office:value-type="float" office:value="1.79">
            <text:p>1.79 </text:p>
          </table:table-cell>
          <table:table-cell table:number-columns-repeated="248" table:style-name="Gnumeric-default"/>
        </table:table-row>
        <table:table-row table:style-name="AROW-0">
          <table:table-cell table:number-columns-repeated="256"/>
        </table:table-row>
        <table:table-row table:style-name="AROW-0">
          <table:table-cell table:style-name="Gnumeric-default" office:value-type="string">
            <text:p>Summe</text:p>
          </table:table-cell>
          <table:table-cell table:number-columns-repeated="5" table:style-name="Gnumeric-default"/>
          <table:table-cell table:style-name="ACE-1"/>
          <table:table-cell table:style-name="ACE-2" table:formula="of:=SUM([.H2:.H52])" office:value-type="float" office:value="38.609999999999999">
            <text:p>38.61 </text:p>
          </table:table-cell>
          <table:table-cell table:number-columns-repeated="248" table:style-name="Gnumeric-default"/>
        </table:table-row>
        <table:table-row table:style-name="AROW-0" table:number-rows-repeated="65482">
          <table:table-cell table:number-columns-repeated="256"/>
        </table:table-row>
        <table:named-expressions>
          <table:named-expression table:name="Print_Area" table:expression="of:=#REF!" table:base-cell-address="$'wfred_rev5.csv'.$A$1"/>
          <table:named-expression table:name="Sheet_Title" table:expression="of:=&quot;wfred_rev5.csv&quot;" table:base-cell-address="$'wfred_rev5.csv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currency-style style:name="ND-0">
      <number:number number:decimal-places="3" number:grouping="false" number:min-integer-digits="1"/>
      <number:text> </number:text>
    </number:currency-style>
    <number:currency-style style:name="ND-1">
      <number:number number:decimal-places="2" number:grouping="false" number:min-integer-digits="1"/>
      <number:text> </number:text>
    </number:currency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wfred_rev5.csv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9-05-04T20:48:05Z</dc:date>
    <meta:creation-date>2019-03-14T20:07:53Z</meta:creation-date>
    <meta:generator>gnumeric/1.12.34</meta:generator>
    <meta:user-defined meta:name="meta:print-date" meta:value-type="date">2019-05-04T12:59:09Z</meta:user-defined>
  </office:meta>
</office:document-meta>
</file>